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b44" officeooo:paragraph-rsid="0016cb44"/>
    </style:style>
    <style:style style:name="P2" style:family="paragraph" style:parent-style-name="Standard">
      <style:text-properties fo:font-size="24pt" officeooo:rsid="0016cb44" officeooo:paragraph-rsid="0016cb44" fo:background-color="#ffff00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background-color="#ffff00" loext:char-shading-value="0" style:font-size-asian="24pt" style:font-size-complex="24pt"/>
    </style:style>
    <style:style style:name="T4" style:family="text">
      <style:text-properties fo:font-size="24pt" fo:background-color="#ffff00" loext:char-shading-value="0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4 (postgres functions)</text:p>
      <text:p text:style-name="P1"><text:span text:style-name="T4">Name : Mohamed Abdelhamid Hussein</text:span> </text:p>
      <text:p text:style-name="P1"/>
      <text:p text:style-name="P1"/>
      <text:p text:style-name="P1"/>
      <text:p text:style-name="P1">-- 1</text:p>
      <text:p text:style-name="P1">CREATE OR REPLACE FUNCTION mul(a INTEGER, b INTEGER) RETURNS INTEGER AS $$</text:p>
      <text:p text:style-name="P1"><text:s text:c="4"/>BEGIN</text:p>
      <text:p text:style-name="P1"><text:s text:c="8"/>RETURN a * b </text:p>
      <text:p text:style-name="P1"><text:s text:c="4"/>END;</text:p>
      <text:p text:style-name="P1">$$ LANGUAGE plpgsql;</text:p>
      <text:p text:style-name="P1"/>
      <text:p text:style-name="P1"/>
      <text:p text:style-name="P1">-- 2</text:p>
      <text:p text:style-name="P1">CREATE OR REPLACE FUNCTION check_even_odd(a integer) RETURNS INTEGER AS $$</text:p>
      <text:p text:style-name="P1"><text:s text:c="4"/>BEGIN</text:p>
      <text:p text:style-name="P1"><text:s text:c="8"/>IF MOD(a, 2) = 0 THEN RETURN 0;</text:p>
      <text:p text:style-name="P1"><text:s text:c="8"/>ELSE RETURN 1;</text:p>
      <text:p text:style-name="P1"><text:s text:c="8"/>END IF;</text:p>
      <text:p text:style-name="P1"><text:s text:c="4"/>END;</text:p>
      <text:p text:style-name="P1">$$ LANGUAGE plpgsql</text:p>
      <text:p text:style-name="P1"/>
      <text:p text:style-name="P1"/>
      <text:p text:style-name="P1"/>
      <text:p text:style-name="P1">-- 3</text:p>
      <text:p text:style-name="P1">// CREATE TABLE FIRST </text:p>
      <text:p text:style-name="P1"/>
      <text:p text:style-name="P1">CREATE TABLE LAB4(first_name varchar(30), last_name varchar(30), birthdate date, track_name varchar(30));</text:p>
      <text:p text:style-name="P1"/>
      <text:p text:style-name="P1">CREATE OR REPLACE FUNCTION AddNewStudent(firstName varchar, lastName varchar, birthdate date, trackName varchar) RETURNS void AS </text:p>
      <text:p text:style-name="P1">$$</text:p>
      <text:p text:style-name="P1"/>
      <text:p text:style-name="P1"><text:s text:c="4"/>BEGIN</text:p>
      <text:p text:style-name="P1"><text:s text:c="8"/>INSERT INTO LAB4 VALUES(firstName, lastName, birthdate, trackName);</text:p>
      <text:p text:style-name="P1"><text:s text:c="4"/>END;</text:p>
      <text:p text:style-name="P1">$$ LANGUAGE plpgsql</text:p>
      <text:p text:style-name="P1"/>
      <text:p text:style-name="P1"/>
      <text:p text:style-name="P1">SELECT AddNewStudent('Mohamed', 'ali', '2001-09-28', 'python');</text:p>
      <text:p text:style-name="P1"/>
      <text:p text:style-name="P1"/>
      <text:p text:style-name="P1">-- 4</text:p>
      <text:p text:style-name="P1"/>
      <text:p text:style-name="P1"/>
      <text:p text:style-name="P1"/>
      <text:p text:style-name="P1">CREATE OR REPLACE FUNCTION student_score(student_id integer, subject_id integer) RETURNS INTEGER AS </text:p>
      <text:p text:style-name="P1"><text:soft-page-break/>$$</text:p>
      <text:p text:style-name="P1">declare res int;</text:p>
      <text:p text:style-name="P1"><text:s text:c="4"/>BEGIN</text:p>
      <text:p text:style-name="P1"><text:s text:c="8"/>select std_id, max_score into res from student inner join subject on subject.subject_id = student.std_id;</text:p>
      <text:p text:style-name="P1"><text:s text:c="8"/>return res;</text:p>
      <text:p text:style-name="P1"><text:s text:c="4"/>END;</text:p>
      <text:p text:style-name="P1">$$ LANGUAGE plpgsql</text:p>
      <text:p text:style-name="P1"/>
      <text:p text:style-name="P1"/>
      <text:p text:style-name="P1">select student_score(1, 1);</text:p>
      <text:p text:style-name="P1"/>
      <text:p text:style-name="P1"/>
      <text:p text:style-name="P1">-- 5</text:p>
      <text:p text:style-name="P1">CREATE OR REPLACE FUNCTION student_fail(subject_id integer) RETURNS integer AS </text:p>
      <text:p text:style-name="P1">$$</text:p>
      <text:p text:style-name="P1">declare res int;</text:p>
      <text:p text:style-name="P1"><text:s text:c="4"/>BEGIN</text:p>
      <text:p text:style-name="P1"><text:s text:c="8"/>perform count(*) from subject where max_score &lt; 50;</text:p>
      <text:p text:style-name="P1"><text:tab/><text:tab/>return res;</text:p>
      <text:p text:style-name="P1"><text:s text:c="4"/>END;</text:p>
      <text:p text:style-name="P1">$$ LANGUAGE plpgsql</text:p>
      <text:p text:style-name="P1"/>
      <text:p text:style-name="P1"/>
      <text:p text:style-name="P1">select student_fail(1);</text:p>
      <text:p text:style-name="P1"/>
      <text:p text:style-name="P1">-- 6</text:p>
      <text:p text:style-name="P1"/>
      <text:p text:style-name="P1">CREATE OR REPLACE FUNCTION avg_grade(subject_name varchar) RETURNS integer AS </text:p>
      <text:p text:style-name="P1"/>
      <text:p text:style-name="P1">$$</text:p>
      <text:p text:style-name="P1">declare res int;</text:p>
      <text:p text:style-name="P1"><text:s text:c="4"/>BEGIN</text:p>
      <text:p text:style-name="P1"><text:s text:c="8"/>select sum(max_score) / count(*) into res from subject;</text:p>
      <text:p text:style-name="P1"><text:tab/><text:tab/>return res;</text:p>
      <text:p text:style-name="P1"><text:s text:c="4"/>END;</text:p>
      <text:p text:style-name="P1">$$ LANGUAGE plpgsql</text:p>
      <text:p text:style-name="P1"/>
      <text:p text:style-name="P1"/>
      <text:p text:style-name="P1">select avg_grade('web');</text:p>
      <text:p text:style-name="P1"/>
      <text:p text:style-name="P1">-- 7</text:p>
      <text:p text:style-name="P1">CREATE TABLE persons(id INT NOT NULL PRIMARY KEY, name VARCHAR(100), gender BOOLEAN);</text:p>
      <text:p text:style-name="P1"/>
      <text:p text:style-name="P1"/>
      <text:p text:style-name="P1">-- 8</text:p>
      <text:p text:style-name="P1"/>
      <text:p text:style-name="P1">CREATE TABLE staff_members(dept_name VARCHAR(100), course_name VARCHAR(100)) INHERITS(persons);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06:28:39.036543039</meta:creation-date>
    <dc:date>2021-08-31T06:30:49.541647519</dc:date>
    <meta:editing-duration>PT2M11S</meta:editing-duration>
    <meta:editing-cycles>1</meta:editing-cycles>
    <meta:document-statistic meta:table-count="0" meta:image-count="0" meta:object-count="0" meta:page-count="3" meta:paragraph-count="60" meta:word-count="238" meta:character-count="1794" meta:non-whitespace-character-count="1485"/>
    <meta:generator>LibreOffice/6.4.7.2$Linux_X86_64 LibreOffice_project/40$Build-2</meta:generator>
  </office:meta>
</office:document-meta>
</file>